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b1d0e" officeooo:paragraph-rsid="001b1d0e" style:font-weight-asian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1fbba0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1fbba0" officeooo:paragraph-rsid="0029b48c" style:font-weight-asian="normal" style:font-weight-complex="normal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9b48c" officeooo:paragraph-rsid="0029b48c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2de033" officeooo:paragraph-rsid="002de033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2e2b2" officeooo:paragraph-rsid="0042e2b2" style:font-weight-asian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8" style:family="paragraph" style:parent-style-name="Standard">
      <style:paragraph-properties fo:text-align="justify" style:justify-single-word="false"/>
      <style:text-properties style:font-name="Trebuchet MS"/>
    </style:style>
    <style:style style:name="P9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2e2b2" officeooo:paragraph-rsid="0042e2b2" style:font-weight-asian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2e2b2" officeooo:paragraph-rsid="002de033" style:font-weight-asian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c7ded" officeooo:paragraph-rsid="004c7ded" style:font-weight-asian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Trebuchet MS" style:text-underline-style="none" fo:font-weight="normal" officeooo:rsid="004c7ded" officeooo:paragraph-rsid="004d4ed1" style:font-weight-asian="normal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Trebuchet MS" officeooo:rsid="00146fe4" officeooo:paragraph-rsid="00146fe4"/>
    </style:style>
    <style:style style:name="P14" style:family="paragraph" style:parent-style-name="Subtitle">
      <style:text-properties officeooo:paragraph-rsid="004c9261"/>
    </style:style>
    <style:style style:name="P15" style:family="paragraph" style:parent-style-name="Heading_20_1">
      <style:text-properties style:text-underline-style="solid" style:text-underline-width="auto" style:text-underline-color="font-color"/>
    </style:style>
    <style:style style:name="P16" style:family="paragraph" style:parent-style-name="Heading_20_1">
      <style:text-properties officeooo:paragraph-rsid="004c9261"/>
    </style:style>
    <style:style style:name="P17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4c9261"/>
    </style:style>
    <style:style style:name="P18" style:family="paragraph" style:parent-style-name="Text_20_body">
      <style:paragraph-properties fo:line-height="100%" fo:text-align="start" style:justify-single-word="false"/>
      <style:text-properties style:font-name="Trebuchet MS" officeooo:rsid="004c9261" officeooo:paragraph-rsid="004c9261"/>
    </style:style>
    <style:style style:name="P19" style:family="paragraph" style:parent-style-name="Footer">
      <style:paragraph-properties fo:text-align="start" style:justify-single-word="false"/>
      <style:text-properties style:font-name="Trebuchet MS"/>
    </style:style>
    <style:style style:name="T1" style:family="text">
      <style:text-properties officeooo:rsid="00190b7b"/>
    </style:style>
    <style:style style:name="T2" style:family="text">
      <style:text-properties officeooo:rsid="001b1d0e"/>
    </style:style>
    <style:style style:name="T3" style:family="text">
      <style:text-properties officeooo:rsid="001c12ee"/>
    </style:style>
    <style:style style:name="T4" style:family="text">
      <style:text-properties officeooo:rsid="001c4f26"/>
    </style:style>
    <style:style style:name="T5" style:family="text">
      <style:text-properties officeooo:rsid="001db05d"/>
    </style:style>
    <style:style style:name="T6" style:family="text">
      <style:text-properties officeooo:rsid="001e2444"/>
    </style:style>
    <style:style style:name="T7" style:family="text">
      <style:text-properties officeooo:rsid="001f4386"/>
    </style:style>
    <style:style style:name="T8" style:family="text">
      <style:text-properties officeooo:rsid="0020b84c"/>
    </style:style>
    <style:style style:name="T9" style:family="text">
      <style:text-properties officeooo:rsid="0021fffa"/>
    </style:style>
    <style:style style:name="T10" style:family="text">
      <style:text-properties officeooo:rsid="00238258"/>
    </style:style>
    <style:style style:name="T11" style:family="text">
      <style:text-properties officeooo:rsid="0023cb82"/>
    </style:style>
    <style:style style:name="T12" style:family="text">
      <style:text-properties officeooo:rsid="0024a3b3"/>
    </style:style>
    <style:style style:name="T13" style:family="text">
      <style:text-properties officeooo:rsid="00260095"/>
    </style:style>
    <style:style style:name="T14" style:family="text">
      <style:text-properties officeooo:rsid="00266d1a"/>
    </style:style>
    <style:style style:name="T15" style:family="text">
      <style:text-properties officeooo:rsid="00277a53"/>
    </style:style>
    <style:style style:name="T16" style:family="text">
      <style:text-properties officeooo:rsid="002de0a6"/>
    </style:style>
    <style:style style:name="T17" style:family="text">
      <style:text-properties officeooo:rsid="002e5239"/>
    </style:style>
    <style:style style:name="T18" style:family="text">
      <style:text-properties officeooo:rsid="002e594a"/>
    </style:style>
    <style:style style:name="T19" style:family="text">
      <style:text-properties officeooo:rsid="002f1d4f"/>
    </style:style>
    <style:style style:name="T20" style:family="text">
      <style:text-properties officeooo:rsid="00305a08"/>
    </style:style>
    <style:style style:name="T21" style:family="text">
      <style:text-properties officeooo:rsid="003254e8"/>
    </style:style>
    <style:style style:name="T22" style:family="text">
      <style:text-properties officeooo:rsid="0032ec73"/>
    </style:style>
    <style:style style:name="T23" style:family="text">
      <style:text-properties officeooo:rsid="00376a21"/>
    </style:style>
    <style:style style:name="T24" style:family="text">
      <style:text-properties officeooo:rsid="0037e42c"/>
    </style:style>
    <style:style style:name="T25" style:family="text">
      <style:text-properties officeooo:rsid="003aa289"/>
    </style:style>
    <style:style style:name="T26" style:family="text">
      <style:text-properties officeooo:rsid="003c4a5b"/>
    </style:style>
    <style:style style:name="T27" style:family="text">
      <style:text-properties officeooo:rsid="003f4716"/>
    </style:style>
    <style:style style:name="T28" style:family="text">
      <style:text-properties officeooo:rsid="00410812"/>
    </style:style>
    <style:style style:name="T29" style:family="text">
      <style:text-properties officeooo:rsid="00424b2c"/>
    </style:style>
    <style:style style:name="T30" style:family="text">
      <style:text-properties officeooo:rsid="0044d3a5"/>
    </style:style>
    <style:style style:name="T31" style:family="text">
      <style:text-properties officeooo:rsid="0046398f"/>
    </style:style>
    <style:style style:name="T32" style:family="text">
      <style:text-properties officeooo:rsid="0046e036"/>
    </style:style>
    <style:style style:name="T33" style:family="text">
      <style:text-properties officeooo:rsid="0049fdfa"/>
    </style:style>
    <style:style style:name="T34" style:family="text">
      <style:text-properties officeooo:rsid="004ac7ef"/>
    </style:style>
    <style:style style:name="T35" style:family="text">
      <style:text-properties officeooo:rsid="004c7ded"/>
    </style:style>
    <style:style style:name="T36" style:family="text">
      <style:text-properties style:text-underline-style="none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4c9261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1db05d" style:font-style-asian="italic" style:font-style-complex="italic"/>
    </style:style>
    <style:style style:name="T41" style:family="text">
      <style:text-properties officeooo:rsid="004d4ed1"/>
    </style:style>
    <style:style style:name="T42" style:family="text">
      <style:text-properties style:font-name="Trebuchet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6">Projet d'éditeur de liens au format ELF</text:span></text:p>
      <text:p text:style-name="P14">Journal de bord </text:p>
      <text:h text:style-name="P16" text:outline-level="1"><text:span text:style-name="T37">Lundi 4 Janvier</text:span></text:h>
      <text:h text:style-name="Heading_20_2" text:outline-level="2"><text:tab/>Recherche documentaire.</text:h>
      <text:p text:style-name="P7"/>
      <text:p text:style-name="P7">Afin de mieux appréhender le projet, nous avons regardé les ressources techniques fournies et d'autres ressources glanées sur Internet. <text:span text:style-name="T22">Nous avons planifié le travail et commencé la mise en œuvre du projet.</text:span></text:p>
      <text:p text:style-name="P7"/>
      <text:h text:style-name="P15" text:outline-level="1"><text:span text:style-name="T2">Mardi</text:span> 5 <text:span text:style-name="T2">Janvier</text:span><text:span text:style-name="T36"> </text:span></text:h>
      <text:h text:style-name="Heading_20_2" text:outline-level="2"><text:tab/>Programmation de la Phase 1 du Projet.</text:h>
      <text:p text:style-name="P7"/>
      <text:p text:style-name="P7">On démarre la programmation du projet <text:span text:style-name="T38">et on continue les </text:span><text:s/>recherche<text:span text:style-name="T38">s </text:span>documentaires (2 groupes distincts) </text:p>
      <text:p text:style-name="P7">L'étape 1 est fini. Cependant, il y a eu un ajustement suite aux contraintes imposées dans le projet (se limiter aux ELF 32 bits). </text:p>
      <text:p text:style-name="P7"/>
      <text:h text:style-name="P15" text:outline-level="1">M<text:span text:style-name="T35">ercredi</text:span> 6 J<text:span text:style-name="T35">anvier</text:span></text:h>
      <text:h text:style-name="Heading_20_2" text:outline-level="2"><text:tab/><text:span text:style-name="T1">Se</text:span>conde version de l'étape 1, <text:span text:style-name="T35">programmation</text:span> de l'étape 2. </text:h>
      <text:p text:style-name="P7"/>
      <text:p text:style-name="P7">Afin d'être plus simple <text:span text:style-name="T1">et efficace</text:span>, une seconde version de l'étape 1 a été réalisée. Tout d'abord sans utiliser le fichier elf.<text:span text:style-name="T3">h et ses fonctions, avant de réintégrer</text:span> <text:span text:style-name="T3">ce</text:span> fichier. En parallèle, l'étape 2 commence à être programmée (2 groupes distincts). </text:p>
      <text:p text:style-name="P7"/>
      <text:p text:style-name="P7">Reprise par la suite de la 2ème version pour continuer à programmer la 2ème étape. </text:p>
      <text:p text:style-name="P7">On rencontre un problème lors de la finalisation du code : le tableau est bien affiché et bien indenté, cependant la section 7 <text:span text:style-name="T39">« .rel.debug_info »</text:span> rencontre des problèmes <text:span text:style-name="T34">de récupération</text:span> d'information sur les colonnes adresse, décalage et Fanions (Flags). Il <text:span text:style-name="T32">reste</text:span> à <text:span text:style-name="T33">corriger ces problèmes pour pouvoir considérer</text:span> <text:span text:style-name="T32">l'étape 2 comme complétée</text:span>.</text:p>
      <text:p text:style-name="P7">On peut voir également que le texte n'est pas présent sur les Fanions et les types.</text:p>
      <text:p text:style-name="P7"/>
      <text:h text:style-name="P15" text:outline-level="1">J<text:span text:style-name="T35">eudi</text:span> 7 J<text:span text:style-name="T35">anvier</text:span></text:h>
      <text:p text:style-name="P8"/>
      <text:h text:style-name="Heading_20_2" text:outline-level="2"><text:soft-page-break/><text:tab/>Finition de 2ème étape et programmation de la 3ème, 4ème et 5ème étape.</text:h>
      <text:p text:style-name="P8"/>
      <text:p text:style-name="P8">Il y a eu <text:span text:style-name="T21">deux</text:span> <text:span text:style-name="T21">groupes travaillant</text:span> en parallèle : <text:s/>Dans un premier temps, pendant la matinée, un premier travail consistait à <text:span text:style-name="T6">achever</text:span> l<text:span text:style-name="T7">e travail de </text:span>mise en forme du résultat de la phase 2 afin d'avoir le même affichage qu'avec l'outil <text:span text:style-name="T39">"readelf -S"</text:span>. </text:p>
      <text:p text:style-name="P8"/>
      <text:p text:style-name="P8">Dans un deuxième temps, l<text:span text:style-name="T21">a seconde</text:span> <text:span text:style-name="T21">tâche</text:span> consistait à continuer la phase 1 par la 3ème étape puis la 4ème étape <text:span text:style-name="T5">en les affichant de la même façon, mise en forme comprise, que la fonction </text:span><text:span text:style-name="T40">« readelf »</text:span><text:span text:style-name="T5"> le fait.</text:span></text:p>
      <text:p text:style-name="P8"/>
      <text:p text:style-name="Note">-- Note : Lors de la réalisation de la 4ème étape, le premier groupe a <text:span text:style-name="T6">rencontré</text:span> un problème : il est <text:span text:style-name="T41">impossible</text:span> d'intégrer <text:span text:style-name="T4">t</text:span>out<text:span text:style-name="T4">es</text:span> les <text:span text:style-name="T41">chaînes</text:span> de caractères <text:span text:style-name="T41">affichées</text:span> par la fonction « readelf » car, <text:span text:style-name="T4">il semblerait que</text:span> la documentation ne <text:span text:style-name="T4">liste</text:span> pas toutes les options de fichier que propose <text:span text:style-name="T4">la</text:span> fonction.</text:p>
      <text:p text:style-name="P8"/>
      <text:p text:style-name="Standard"><text:span text:style-name="T42">Fin de l'étape 4 et poursuite de la programmation de l'étape 5 à deux groupes</text:span>.</text:p>
      <text:p text:style-name="P8"/>
      <text:p text:style-name="Note">-- Note : Dans l'étape 3, le sujet précise "la section choisie pourra être désignée par son numéro ou par son nom." Nous le faisons uniquement à partir de son numéro. </text:p>
      <text:p text:style-name="Note"/>
      <text:p text:style-name="Note">-- Note : Réorganisation des étapes du projet en modules (.h) et non sur un fichier unique, Ajout d'un <text:span text:style-name="T41">Readme</text:span> et d'un Makefile. <text:s text:c="3"/></text:p>
      <text:p text:style-name="Note"/>
      <text:p text:style-name="P1"/>
      <text:h text:style-name="Heading_20_1" text:outline-level="1"><text:span text:style-name="T37">Vendredi 8 Janvier</text:span> </text:h>
      <text:h text:style-name="Heading_20_2" text:outline-level="2"><text:tab/>Finition de l'étape 5.</text:h>
      <text:p text:style-name="P2"/>
      <text:p text:style-name="P2"><text:span text:style-name="T11">A</text:span>près plusieurs heures de travail, la partie 5 est terminé<text:span text:style-name="T15">e</text:span>. La principale difficulté <text:span text:style-name="T12">nécessita, pour la résoudre, que nous </text:span>compre<text:span text:style-name="T13">nions</text:span> comment récupérer les données <text:span text:style-name="T14">afin d'obtenir</text:span> le même affichage que la fonction <text:span text:style-name="T39">« readelf »</text:span>. </text:p>
      <text:p text:style-name="P2"/>
      <text:p text:style-name="P3">Dans un deuxième temps, un <text:span text:style-name="T20">second</text:span> groupe, <text:span text:style-name="T9">s'est appliqué à mettre</text:span> en forme le <text:span text:style-name="T8">programme</text:span> afin de le rendre compatible avec des fichiers "Big endian". Ce<text:span text:style-name="T8">tte partie du travail</text:span> n'est pas encore <text:span text:style-name="T8">achevée au soir du vendredi</text:span> car ce travail <text:span text:style-name="T20">dépendait en partie des progrès du premier groupe.</text:span></text:p>
      <text:p text:style-name="P3"/>
      <text:p text:style-name="P4">Préparation de la phase 2 et de l'implémentation des options (par exemple « -x », « -s » ou « -r »).</text:p>
      <text:p text:style-name="P1"/>
      <text:h text:style-name="P15" text:outline-level="1"><text:soft-page-break/>Lundi 11 Janvier </text:h>
      <text:h text:style-name="Heading_20_2" text:outline-level="2"><text:tab/> Implémentation des Options, <text:span text:style-name="T41">d</text:span>ocumentation, <text:span text:style-name="T41">t</text:span>ests. Début de la phase 2, début de l'étape 6. </text:h>
      <text:p text:style-name="P5"/>
      <text:p text:style-name="P5">Tout d'abord les options ont été implémentées afin de <text:span text:style-name="T18">ne plus avoir à écrire en dur dans le programme les fonctions à tester</text:span>. Le fichier README a été corrigé <text:span text:style-name="T19">pour refléter les modifications</text:span>. </text:p>
      <text:p text:style-name="P5">Ensuite, <text:span text:style-name="T20">nous nous sommes séparés en deux groupes de travail</text:span>. Le premier entame l'étape 6 pendant que le second écrit une <text:span text:style-name="T41">documentation</text:span> du programme en utilisant le logiciel Doxygene. Cependant cette t<text:span text:style-name="T16">âc</text:span>he de documentation a été reporté<text:span text:style-name="T16">e</text:span> suite à l'audit de code qui <text:span text:style-name="T16">conseille</text:span> de se concentrer davantage sur les tests. Cet audit a d'ailleurs relevé des <text:span text:style-name="T17">possibilités</text:span> de factorisations <text:span text:style-name="T17">de fonctions </text:span>d<text:span text:style-name="T17">u </text:span>code <text:span text:style-name="T17">que nous n'avions pas exploité</text:span> et nous a <text:span text:style-name="T17">permis de comprendre</text:span> la <text:span text:style-name="T41">nécessité</text:span> d'utiliser un tableau <text:span text:style-name="T17">(array)</text:span> <text:span text:style-name="T17">afin de</text:span> pouvoir éditer les globales lors de la phase 2. </text:p>
      <text:p text:style-name="P5"/>
      <text:p text:style-name="P5">En fin de journée, l'étape 6 est sur le point d'être terminée (quelques bugs <text:span text:style-name="T29">demeurent</text:span>) et <text:span text:style-name="T41">implémentation</text:span> des codes de test pour la soutenance est partiellement achevée. </text:p>
      <text:p text:style-name="P5"/>
      <text:p text:style-name="Note">-- Note: Ajouts de test<text:span text:style-name="T27">s</text:span> dans le programme.</text:p>
      <text:p text:style-name="P5"/>
      <text:h text:style-name="Heading_20_1" text:outline-level="1"><text:span text:style-name="T37">Mardi 12 Janvier</text:span> </text:h>
      <text:h text:style-name="Heading_20_2" text:outline-level="2"><text:tab/>Finition de l'étape 6, <text:span text:style-name="T35">commencement</text:span> de l'étape 7 et fonctionnalités.</text:h>
      <text:p text:style-name="P5"><text:tab/> </text:p>
      <text:p text:style-name="P5"><text:span text:style-name="T28">Nous nous sommes répartis le travail entre</text:span> <text:span text:style-name="T25">deux équipes</text:span> : le premier corrige les bugs restant du code émis hier. Dès que cela est fait, ce groupe est passé à la programmation de l'étape 7. </text:p>
      <text:p text:style-name="P5">Parallèlement, l<text:span text:style-name="T26">a seconde équipe</text:span> s'est attelé<text:span text:style-name="T26">e</text:span> à la documentation "Doxygen" du code et à l'ajout de <text:span text:style-name="T41">fonctionnalités</text:span> : une option <text:span text:style-name="T23">permettant d'utiliser les fonctions développées à</text:span> l'étape 6 ainsi qu<text:span text:style-name="T24">'un</text:span>e <text:span text:style-name="T24">gestion du</text:span> reno<text:span text:style-name="T24">m</text:span>mage dynamique du fichier sortant (sans les sections REL). </text:p>
      <text:p text:style-name="P5">En fin de journée, <text:span text:style-name="T31">le groupe</text:span> s'est reconstitué pour continuer l'étape 7.</text:p>
      <text:p text:style-name="P10"/>
      <text:h text:style-name="P15" text:outline-level="1">Mercredi 13 Janvier </text:h>
      <text:h text:style-name="Heading_20_2" text:outline-level="2"><text:tab/>Finition de l'étape 7, commencement de l'étape 8 et <text:span text:style-name="T35">rédaction</text:span> de documents annexes .</text:h>
      <text:p text:style-name="P6"/>
      <text:p text:style-name="P6">Le groupe se scinde en deux groupes de travail. Pendant qu'une équipe termine l'étape 7 en rencontrant plusieurs difficultés et réalise en fait une partie de l'étape 8 dans le même temps, l'autre moitié du groupe commence à rédiger les documents annexes à <text:soft-page-break/>rendre avec le projet : les <text:span text:style-name="T35">organigrammes</text:span> de la structure du projet et des fonctionnalités. Ensuite les 2 groupes de travail ont fusionné afin d<text:span text:style-name="T30">'achever</text:span> ensemble les <text:span text:style-name="T30">étapes 7 et 8, lesquelles sont terminées à la fin de la journée</text:span>. </text:p>
      <text:p text:style-name="P6"/>
      <text:p text:style-name="Note">-- Note : Mise à jour de la documentation Doxygen.</text:p>
      <text:p text:style-name="P6"/>
      <text:h text:style-name="P15" text:outline-level="1">Jeudi 14 Janvier</text:h>
      <text:h text:style-name="Heading_20_2" text:outline-level="2"><text:tab/>Finition de l'étape 8, <text:span text:style-name="T35">Programmation</text:span> de l'étape 9, annexes et <text:span text:style-name="T35">Préparation</text:span> de la soutenance.</text:h>
      <text:p text:style-name="P11"/>
      <text:p text:style-name="P12">Le groupe se scinde 2 espaces de travail, le premier s'occupe de finir l'étape 8 pendant que le second commence à prévoir la soutenance du lendemain.</text:p>
      <text:p text:style-name="P12"><text:s/>Plus tard, le 2 groupes travaillent respectivement sur la programmation de l'étape 9 et sur la finalisation des annexes avec l'ajout du diagrammes des tâch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2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style:font-name="Trebuchet MS1" fo:font-family="'Trebuchet MS'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rebuchet MS2" fo:font-family="'Trebuchet MS'" style:font-style-name="Normal" style:font-family-generic="swiss" style:font-pitch="variable" fo:font-size="14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2pt" fo:font-style="italic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ote" style:family="paragraph" style:parent-style-name="Standard">
      <style:paragraph-properties fo:line-height="100%" fo:text-align="justify" style:justify-single-word="false"/>
      <style:text-properties fo:color="#808080" style:font-name="Trebuchet MS" fo:font-family="'Trebuchet MS'" style:font-family-generic="swiss" style:font-pitch="variable" fo:font-style="italic" style:text-underline-style="none" fo:font-weight="normal" officeooo:rsid="0042e2b2" style:font-style-asian="italic" style:font-weight-asian="normal" style:font-style-complex="italic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00%" fo:text-align="center" style:justify-single-word="false"/>
      <style:text-properties style:font-name="Trebuchet MS" officeooo:rsid="001512fc" officeooo:paragraph-rsid="004c9261"/>
    </style:style>
    <style:style style:name="MP2" style:family="paragraph" style:parent-style-name="Text_20_body">
      <style:paragraph-properties fo:line-height="100%" fo:text-align="start" style:justify-single-word="false"/>
      <style:text-properties style:font-name="Trebuchet MS" officeooo:rsid="004c9261" officeooo:paragraph-rsid="004c9261"/>
    </style:style>
    <style:style style:name="MP3" style:family="paragraph" style:parent-style-name="Footer">
      <style:paragraph-properties fo:text-align="start" style:justify-single-word="false"/>
      <style:text-properties style:font-name="Trebuchet MS"/>
    </style:style>
    <style:style style:name="MT1" style:family="text">
      <style:text-properties officeooo:rsid="004c92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médée Fleau - Clément Heresaz - Guillaume Chaput - Lucas Albarede - Loïc Chevalier</text:p>
        <text:p text:style-name="MP2">L3 Info <text:tab/><text:tab/><text:tab/><text:tab/><text:tab/><text:tab/><text:tab/><text:tab/><text:tab/><text:tab/><text:tab/> 15/01/16</text:p>
      </style:header>
      <style:footer>
        <text:p text:style-name="MP3"><text:span text:style-name="MT1">Année 2015 -2016<text:tab/><text:tab/></text:span><text:page-number text:select-page="current">4</text:page-number> / 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vallo </meta:initial-creator>
    <meta:creation-date>2016-01-07T15:00:28.686857596</meta:creation-date>
    <dc:date>2016-01-15T11:30:31.993000000</dc:date>
    <meta:editing-duration>PT1H8M37S</meta:editing-duration>
    <meta:editing-cycles>69</meta:editing-cycles>
    <meta:generator>LibreOffice/5.0.0.5$Windows_X86_64 LibreOffice_project/1b1a90865e348b492231e1c451437d7a15bb262b</meta:generator>
    <meta:document-statistic meta:table-count="0" meta:image-count="0" meta:object-count="0" meta:page-count="4" meta:paragraph-count="51" meta:word-count="1046" meta:character-count="6200" meta:non-whitespace-character-count="5150"/>
  </office:meta>
</office:document-meta>
</file>